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jpeg" manifest:full-path="Pictures/100000000000005E0000005E2FA489E1.jpg"/>
  <manifest:file-entry manifest:media-type="image/png" manifest:full-path="Pictures/100000000000005E0000005E71533790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_20_with_20_no_20_fill_20_and_20_no_20_line">
      <style:graphic-properties draw:stroke-linejoin="round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9.59cm" svg:height="25.94cm" svg:x="1cm" svg:y="1cm">
          <draw:image xlink:href="Pictures/100000000000005E0000005E2FA489E1.jp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y_20_Gradient_20_1" draw:display-name="Gray Gradient 1" draw:style="linear" draw:start-color="#1c1c1c" draw:end-color="#cccccc" draw:start-intensity="100%" draw:end-intensity="100%" draw:angle="0" draw:border="0%"/>
    <draw:fill-image draw:name="Sky" xlink:href="Pictures/100000000000005E0000005E71533790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Ilyas Shaikh</meta:initial-creator>
    <meta:creation-date>2016-03-14T10:33:36.90</meta:creation-date>
    <dc:date>2016-03-14T10:46:19.67</dc:date>
    <dc:creator>Ilyas Shaikh</dc:creator>
    <meta:editing-duration>PT12M43S</meta:editing-duration>
    <meta:editing-cycles>1</meta:editing-cycles>
    <meta:document-statistic meta:object-count="1"/>
    <meta:generator>OpenOffice/4.1.2$Win32 OpenOffice.org_project/412m3$Build-9782</meta:generator>
  </office:meta>
</office:document-meta>
</file>